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fr" fo:country="FR" officeooo:rsid="00162ad6" officeooo:paragraph-rsid="00162ad6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language="fr" fo:country="FR" officeooo:rsid="0017820f" officeooo:paragraph-rsid="00162ad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fr" fo:country="FR" officeooo:rsid="0017820f" officeooo:paragraph-rsid="0017820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fr" fo:country="FR" officeooo:rsid="001d67ef" officeooo:paragraph-rsid="001d67e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fr" fo:country="FR" officeooo:rsid="00494677" officeooo:paragraph-rsid="00494677" fo:background-color="#fffff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fr" fo:country="FR" officeooo:rsid="009a8cf0" officeooo:paragraph-rsid="009a8cf0" fo:background-color="#fffff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8pt" fo:language="fr" fo:country="FR" fo:font-weight="bold" officeooo:rsid="0017820f" officeooo:paragraph-rsid="0017820f" style:font-size-asian="18pt" style:font-weight-asian="bold" style:font-size-complex="18pt" style:font-weight-complex="bold"/>
    </style:style>
    <style:style style:name="P8" style:family="paragraph" style:parent-style-name="Standard">
      <style:text-properties fo:language="fr" fo:country="FR" officeooo:rsid="001552b6" officeooo:paragraph-rsid="001552b6"/>
    </style:style>
    <style:style style:name="P9" style:family="paragraph" style:parent-style-name="Standard">
      <style:paragraph-properties fo:text-align="center" style:justify-single-word="false"/>
      <style:text-properties fo:font-size="16pt" fo:language="fr" fo:country="FR" officeooo:rsid="001552b6" officeooo:paragraph-rsid="001552b6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language="fr" fo:country="FR" officeooo:rsid="007c093c" officeooo:paragraph-rsid="007c093c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fo:language="fr" fo:country="FR" officeooo:rsid="00162ad6" officeooo:paragraph-rsid="00162ad6" style:font-size-asian="16pt" style:font-size-complex="16pt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language="fr" fo:country="FR" officeooo:rsid="00e9c1b2" officeooo:paragraph-rsid="00e9c1b2" fo:background-color="#dee7e5" style:font-size-asian="12pt" style:font-size-complex="12pt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bold" officeooo:rsid="01095db7" officeooo:paragraph-rsid="01095db7" fo:background-color="#ffffff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bold" officeooo:rsid="010ab3a6" officeooo:paragraph-rsid="010ab3a6" fo:background-color="#ffffff" style:font-size-asian="12pt" style:font-weight-asian="bold" style:font-size-complex="12pt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bold" officeooo:rsid="010b2601" officeooo:paragraph-rsid="010b2601" fo:background-color="#ffffff" style:font-size-asian="12pt" style:font-weight-asian="bold" style:font-size-complex="12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bold" officeooo:rsid="012aeb0c" officeooo:paragraph-rsid="012aeb0c" fo:background-color="#ffffff" style:font-size-asian="12pt" style:font-weight-asian="bold" style:font-size-complex="12pt" style:font-weight-complex="bold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bold" officeooo:rsid="0133cb2b" officeooo:paragraph-rsid="0133cb2b" fo:background-color="#fffff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language="fr" fo:country="FR" officeooo:rsid="00b33cba" officeooo:paragraph-rsid="0160565d" fo:background-color="#ffffff" style:font-size-asian="12pt" style:font-size-complex="12pt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language="fr" fo:country="FR" officeooo:rsid="00300310" officeooo:paragraph-rsid="00300310" fo:background-color="#fffff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language="fr" fo:country="FR" officeooo:rsid="01504591" officeooo:paragraph-rsid="01504591" fo:background-color="#ffffff" style:font-size-asian="12pt" style:font-size-complex="12pt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2pt" fo:language="fr" fo:country="FR" officeooo:rsid="01504591" officeooo:paragraph-rsid="01504591" fo:background-color="#ffffff" style:font-size-asian="12pt" style:font-size-complex="12pt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2pt" fo:language="fr" fo:country="FR" officeooo:rsid="01538a62" officeooo:paragraph-rsid="01538a62" fo:background-color="#ffffff" style:font-size-asian="12pt" style:font-size-complex="12pt"/>
    </style:style>
    <style:style style:name="P23" style:family="paragraph" style:parent-style-name="Standard" style:list-style-name="L8">
      <style:paragraph-properties fo:text-align="start" style:justify-single-word="false"/>
      <style:text-properties fo:font-size="12pt" fo:language="fr" fo:country="FR" officeooo:rsid="01584075" officeooo:paragraph-rsid="01584075" fo:background-color="#ffffff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fo:language="fr" fo:country="FR" officeooo:rsid="015cea89" officeooo:paragraph-rsid="015cea89" fo:background-color="#ffffff" style:font-size-asian="12pt" style:font-size-complex="12pt"/>
    </style:style>
    <style:style style:name="P25" style:family="paragraph" style:parent-style-name="Standard" style:list-style-name="L8">
      <style:paragraph-properties fo:text-align="start" style:justify-single-word="false"/>
      <style:text-properties fo:font-size="12pt" fo:language="fr" fo:country="FR" officeooo:rsid="015cea89" officeooo:paragraph-rsid="015cea89" fo:background-color="#ffffff" style:font-size-asian="12pt" style:font-size-complex="12pt"/>
    </style:style>
    <style:style style:name="P26" style:family="paragraph" style:parent-style-name="Standard" style:list-style-name="L9">
      <style:paragraph-properties fo:text-align="start" style:justify-single-word="false"/>
      <style:text-properties fo:font-size="12pt" fo:language="fr" fo:country="FR" officeooo:rsid="01684495" officeooo:paragraph-rsid="01684495" fo:background-color="#ffffff" style:font-size-asian="12pt" style:font-size-complex="12pt"/>
    </style:style>
    <style:style style:name="P27" style:family="paragraph" style:parent-style-name="Standard" style:list-style-name="L9">
      <style:paragraph-properties fo:text-align="start" style:justify-single-word="false"/>
      <style:text-properties fo:font-size="12pt" fo:language="fr" fo:country="FR" officeooo:rsid="0169bbe8" officeooo:paragraph-rsid="0169bbe8" fo:background-color="#ffffff" style:font-size-asian="12pt" style:font-size-complex="12pt"/>
    </style:style>
    <style:style style:name="P28" style:family="paragraph" style:parent-style-name="Standard" style:list-style-name="L9">
      <style:paragraph-properties fo:text-align="start" style:justify-single-word="false"/>
      <style:text-properties fo:font-size="12pt" fo:language="fr" fo:country="FR" officeooo:rsid="016b0049" officeooo:paragraph-rsid="016b0049" fo:background-color="#ffffff" style:font-size-asian="12pt" style:font-size-complex="12pt"/>
    </style:style>
    <style:style style:name="P29" style:family="paragraph" style:parent-style-name="Standard" style:list-style-name="L9">
      <style:paragraph-properties fo:text-align="start" style:justify-single-word="false"/>
      <style:text-properties fo:font-size="12pt" fo:language="fr" fo:country="FR" officeooo:rsid="016cd0d1" officeooo:paragraph-rsid="016cd0d1" fo:background-color="#ffffff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fo:language="fr" fo:country="FR" officeooo:rsid="0171a9b5" officeooo:paragraph-rsid="0171a9b5" fo:background-color="#ffffff" style:font-size-asian="12pt" style:font-size-complex="12pt"/>
    </style:style>
    <style:style style:name="P31" style:family="paragraph" style:parent-style-name="Standard" style:list-style-name="L10">
      <style:paragraph-properties fo:text-align="start" style:justify-single-word="false"/>
      <style:text-properties fo:font-size="12pt" fo:language="fr" fo:country="FR" officeooo:rsid="017d857a" officeooo:paragraph-rsid="017d857a" fo:background-color="#ffffff" style:font-size-asian="12pt" style:font-size-complex="12pt"/>
    </style:style>
    <style:style style:name="P32" style:family="paragraph" style:parent-style-name="Standard" style:list-style-name="L10">
      <style:paragraph-properties fo:text-align="start" style:justify-single-word="false"/>
      <style:text-properties fo:font-size="12pt" fo:language="fr" fo:country="FR" officeooo:rsid="0182b95d" officeooo:paragraph-rsid="0182b95d" fo:background-color="#ffffff" style:font-size-asian="12pt" style:font-size-complex="12pt"/>
    </style:style>
    <style:style style:name="P33" style:family="paragraph" style:parent-style-name="Standard" style:list-style-name="L10">
      <style:paragraph-properties fo:text-align="start" style:justify-single-word="false"/>
      <style:text-properties fo:font-size="12pt" fo:language="fr" fo:country="FR" officeooo:rsid="018a739e" officeooo:paragraph-rsid="018a739e" fo:background-color="#ffffff" style:font-size-asian="12pt" style:font-size-complex="12pt"/>
    </style:style>
    <style:style style:name="P34" style:family="paragraph" style:parent-style-name="Standard" style:list-style-name="L10">
      <style:paragraph-properties fo:text-align="start" style:justify-single-word="false"/>
      <style:text-properties fo:font-size="12pt" fo:language="fr" fo:country="FR" officeooo:rsid="018c0730" officeooo:paragraph-rsid="018c0730" fo:background-color="#ffffff" style:font-size-asian="12pt" style:font-size-complex="12pt"/>
    </style:style>
    <style:style style:name="P35" style:family="paragraph" style:parent-style-name="Standard" style:list-style-name="L10">
      <style:paragraph-properties fo:text-align="start" style:justify-single-word="false"/>
      <style:text-properties fo:font-size="12pt" fo:language="fr" fo:country="FR" officeooo:rsid="018d7f07" officeooo:paragraph-rsid="018d7f07" fo:background-color="#ffffff" style:font-size-asian="12pt" style:font-size-complex="12pt"/>
    </style:style>
    <style:style style:name="P36" style:family="paragraph" style:parent-style-name="Standard" style:list-style-name="L10">
      <style:paragraph-properties fo:text-align="start" style:justify-single-word="false"/>
      <style:text-properties fo:font-size="12pt" fo:language="fr" fo:country="FR" officeooo:rsid="018f8818" officeooo:paragraph-rsid="018f8818" fo:background-color="#ffffff" style:font-size-asian="12pt" style:font-size-complex="12pt"/>
    </style:style>
    <style:style style:name="P37" style:family="paragraph" style:parent-style-name="Standard" style:list-style-name="L10">
      <style:paragraph-properties fo:text-align="start" style:justify-single-word="false"/>
      <style:text-properties fo:font-size="12pt" fo:language="fr" fo:country="FR" officeooo:rsid="0191a3d7" officeooo:paragraph-rsid="0191a3d7" fo:background-color="#ffffff" style:font-size-asian="12pt" style:font-size-complex="12pt"/>
    </style:style>
    <style:style style:name="P38" style:family="paragraph" style:parent-style-name="Standard" style:list-style-name="L10">
      <style:paragraph-properties fo:text-align="start" style:justify-single-word="false"/>
      <style:text-properties fo:font-size="12pt" fo:language="fr" fo:country="FR" officeooo:rsid="019281dd" officeooo:paragraph-rsid="019281dd" fo:background-color="#ffffff" style:font-size-asian="12pt" style:font-size-complex="12pt"/>
    </style:style>
    <style:style style:name="P39" style:family="paragraph" style:parent-style-name="Standard" style:list-style-name="L10">
      <style:paragraph-properties fo:text-align="start" style:justify-single-word="false"/>
      <style:text-properties fo:font-size="12pt" fo:language="fr" fo:country="FR" officeooo:rsid="01969cef" officeooo:paragraph-rsid="01969cef" fo:background-color="#ffffff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fo:font-size="12pt" fo:language="fr" fo:country="FR" officeooo:rsid="00f62b56" officeooo:paragraph-rsid="00f62b56" style:font-size-asian="12pt" style:font-size-complex="12pt"/>
    </style:style>
    <style:style style:name="P41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107cce8" officeooo:paragraph-rsid="0107cce8" fo:background-color="#ffffff" style:font-size-asian="12pt" style:font-weight-asian="normal" style:font-size-complex="12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113c405" officeooo:paragraph-rsid="0113c405" fo:background-color="#ffffff" style:font-size-asian="12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2pt" fo:language="fr" fo:country="FR" fo:font-weight="normal" officeooo:rsid="0115bbb1" officeooo:paragraph-rsid="0115bbb1" fo:background-color="#ffffff" style:font-size-asian="12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11f4c7d" officeooo:paragraph-rsid="011f4c7d" fo:background-color="#ffffff" style:font-size-asian="12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121e67c" officeooo:paragraph-rsid="0121e67c" fo:background-color="#ffffff" style:font-size-asian="12pt" style:font-weight-asian="normal" style:font-size-complex="12pt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12ae66d" officeooo:paragraph-rsid="012ae66d" fo:background-color="#ffffff" style:font-size-asian="12pt" style:font-weight-asian="normal" style:font-size-complex="12pt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12aeb0c" officeooo:paragraph-rsid="012aeb0c" fo:background-color="#ffffff" style:font-size-asian="12pt" style:font-weight-asian="normal" style:font-size-complex="12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133cb2b" officeooo:paragraph-rsid="0133cb2b" fo:background-color="#ffffff" style:font-size-asian="12pt" style:font-weight-asian="normal" style:font-size-complex="12pt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fo:font-size="12pt" fo:language="fr" fo:country="FR" fo:font-weight="normal" officeooo:rsid="013ee137" officeooo:paragraph-rsid="013ee137" fo:background-color="#ffffff" style:font-size-asian="12pt" style:font-weight-asian="normal" style:font-size-complex="12pt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fo:font-size="12pt" fo:language="fr" fo:country="FR" fo:font-weight="normal" officeooo:rsid="01437c67" officeooo:paragraph-rsid="01437c67" fo:background-color="#ffffff" style:font-size-asian="12pt" style:font-weight-asian="normal" style:font-size-complex="12pt" style:font-weight-complex="normal"/>
    </style:style>
    <style:style style:name="P51" style:family="paragraph" style:parent-style-name="Standard" style:list-style-name="L7">
      <style:paragraph-properties fo:text-align="start" style:justify-single-word="false"/>
      <style:text-properties fo:font-size="12pt" fo:language="fr" fo:country="FR" fo:font-weight="normal" officeooo:rsid="0144c7ca" officeooo:paragraph-rsid="0144c7ca" fo:background-color="#ffffff" style:font-size-asian="12pt" style:font-weight-asian="normal" style:font-size-complex="12pt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fo:font-size="12pt" fo:language="fr" fo:country="FR" fo:font-weight="normal" officeooo:rsid="01456d40" officeooo:paragraph-rsid="01456d40" fo:background-color="#ffffff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8pt" fo:language="fr" fo:country="FR" officeooo:rsid="0072b920" officeooo:paragraph-rsid="0072b920" fo:background-color="#ffffff" style:font-size-asian="18pt" style:font-size-complex="18pt"/>
    </style:style>
    <style:style style:name="P54" style:family="paragraph" style:parent-style-name="Standard">
      <style:paragraph-properties fo:text-align="start" style:justify-single-word="false"/>
      <style:text-properties fo:font-size="18pt" fo:language="fr" fo:country="FR" fo:font-weight="bold" officeooo:rsid="00494677" officeooo:paragraph-rsid="00494677" fo:background-color="#ffffff" style:font-size-asian="18pt" style:font-weight-asian="bold" style:font-size-complex="18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8pt" fo:language="fr" fo:country="FR" fo:font-weight="bold" officeooo:rsid="0171a9b5" officeooo:paragraph-rsid="0171a9b5" fo:background-color="#ffffff" style:font-size-asian="18pt" style:font-weight-asian="bold" style:font-size-complex="18pt" style:font-weight-complex="bold"/>
    </style:style>
    <style:style style:name="P56" style:family="paragraph">
      <style:paragraph-properties fo:text-align="center"/>
    </style:style>
    <style:style style:name="P57" style:family="paragraph">
      <loext:graphic-properties draw:fill-color="#bbe33d"/>
      <style:paragraph-properties fo:text-align="center"/>
      <style:text-properties fo:font-size="22pt" style:font-size-asian="22pt" style:font-size-complex="22pt"/>
    </style:style>
    <style:style style:name="P58" style:family="paragraph">
      <loext:graphic-properties draw:fill-color="#000000"/>
      <style:paragraph-properties fo:text-align="center"/>
    </style:style>
    <style:style style:name="T1" style:family="text">
      <style:text-properties officeooo:rsid="007c093c"/>
    </style:style>
    <style:style style:name="T2" style:family="text">
      <style:text-properties officeooo:rsid="00d53575"/>
    </style:style>
    <style:style style:name="T3" style:family="text">
      <style:text-properties officeooo:rsid="00d731af"/>
    </style:style>
    <style:style style:name="T4" style:family="text">
      <style:text-properties officeooo:rsid="00eadbf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049df7" style:font-weight-asian="bold" style:font-weight-complex="bold"/>
    </style:style>
    <style:style style:name="T7" style:family="text">
      <style:text-properties fo:font-weight="bold" officeooo:rsid="01466b17" style:font-weight-asian="bold" style:font-weight-complex="bold"/>
    </style:style>
    <style:style style:name="T8" style:family="text">
      <style:text-properties fo:font-weight="bold" officeooo:rsid="016494d6" style:font-weight-asian="bold" style:font-weight-complex="bold"/>
    </style:style>
    <style:style style:name="T9" style:family="text">
      <style:text-properties officeooo:rsid="0120b947"/>
    </style:style>
    <style:style style:name="T10" style:family="text">
      <style:text-properties officeooo:rsid="012277af"/>
    </style:style>
    <style:style style:name="T11" style:family="text">
      <style:text-properties officeooo:rsid="0137a50e"/>
    </style:style>
    <style:style style:name="T12" style:family="text">
      <style:text-properties officeooo:rsid="013f5ef8"/>
    </style:style>
    <style:style style:name="T13" style:family="text">
      <style:text-properties officeooo:rsid="01466b17"/>
    </style:style>
    <style:style style:name="T14" style:family="text">
      <style:text-properties officeooo:rsid="01505ad5"/>
    </style:style>
    <style:style style:name="T15" style:family="text">
      <style:text-properties officeooo:rsid="0155d25e"/>
    </style:style>
    <style:style style:name="T16" style:family="text">
      <style:text-properties officeooo:rsid="0158ecea"/>
    </style:style>
    <style:style style:name="T17" style:family="text">
      <style:text-properties officeooo:rsid="015e2039"/>
    </style:style>
    <style:style style:name="T18" style:family="text">
      <style:text-properties officeooo:rsid="016a27cc"/>
    </style:style>
    <style:style style:name="T19" style:family="text">
      <style:text-properties officeooo:rsid="017dc406"/>
    </style:style>
    <style:style style:name="T20" style:family="text">
      <style:text-properties officeooo:rsid="01863f29"/>
    </style:style>
    <style:style style:name="T21" style:family="text">
      <style:text-properties officeooo:rsid="018d8a68"/>
    </style:style>
    <style:style style:name="T22" style:family="text">
      <style:text-properties officeooo:rsid="01962a72"/>
    </style:style>
    <style:style style:name="T23" style:family="text">
      <style:text-properties officeooo:rsid="019788f5"/>
    </style:style>
    <style:style style:name="T24" style:family="text">
      <style:text-properties fo:font-size="22pt" style:font-size-asian="22pt" style:font-size-complex="2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bbe33d" draw:textarea-horizontal-align="justify" draw:textarea-vertical-align="middle" draw:auto-grow-height="false" fo:min-height="1.4008in" fo:min-width="4.942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<draw:custom-shape text:anchor-type="paragraph" draw:z-index="0" draw:name="Shape1" draw:style-name="gr1" draw:text-style-name="P57" svg:width="5.0941in" svg:height="1.5524in" svg:x="0.9256in" svg:y="1.6882in"><text:p text:style-name="P56"><text:span text:style-name="T24">Rapport du <text:s/>D3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Shape2" draw:style-name="gr2" draw:text-style-name="P56" svg:x1="0.3807in" svg:y1="4.4354in" svg:x2="6.5098in" svg:y2="4.4354in"><text:p/></draw:line><draw:line text:anchor-type="paragraph" draw:z-index="2" draw:name="Shape2" draw:style-name="gr2" draw:text-style-name="P56" svg:x1="0.3807in" svg:y1="6.7976in" svg:x2="6.5098in" svg:y2="6.7976in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<text:s/><text:span text:style-name="T2">D32</text:span></text:p>
      <text:p text:style-name="P11"/>
      <text:p text:style-name="P11"/>
      <text:p text:style-name="P11"/>
      <text:p text:style-name="P1">Version 1 le <text:span text:style-name="T3">15 mai </text:span>2019</text:p>
      <text:p text:style-name="P1"/>
      <text:p text:style-name="P1"/>
      <text:p text:style-name="P1"/>
      <text:p text:style-name="P1"/>
      <text:p text:style-name="P1"/>
      <text:p text:style-name="P40">En vigueur JUIN 201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/>
      <text:p text:style-name="P2"/>
      <text:p text:style-name="P2"/>
      <text:p text:style-name="P7">I. <text:span text:style-name="T1">Objectif D32</text:span></text:p>
      <text:list xml:id="list1496068618" text:style-name="L3">
        <text:list-item>
          <text:p text:style-name="P12">Ce document définit les exigences techniques <text:span text:style-name="T4">minimales auxquelles doivent répondre les systèmes de sécurité ou sureté raccordés à un réseau IP pour garantir un niveau de résistance aux attaques numériques dans des circonstances préalablement établies.</text:span></text:p>
          <text:p text:style-name="P19"/>
        </text:list-item>
      </text:list>
      <text:p text:style-name="P53"><text:span text:style-name="T5">II. </text:span><text:span text:style-name="T6">Méthodologie</text:span></text:p>
      <text:list xml:id="list3094148634" text:style-name="L4">
        <text:list-item>
          <text:p text:style-name="P41"><text:span text:style-name="T5">Analyse des besoins et des risques numériques</text:span> </text:p>
          <text:p text:style-name="P44">(<text:span text:style-name="T9">consiste à identifier les besoins à partir de l’analyse du contexte de l’installation</text:span>)</text:p>
        </text:list-item>
      </text:list>
      <text:list xml:id="list916696466" text:style-name="L5">
        <text:list-item>
          <text:list>
            <text:list-item>
              <text:p text:style-name="P42">identifier les critères du risque numérique</text:p>
            </text:list-item>
            <text:list-item>
              <text:p text:style-name="P43">Formaliser le résultat de l’analyse des besoins et des risques</text:p>
            </text:list-item>
          </text:list>
        </text:list-item>
      </text:list>
      <text:list xml:id="list103961158898489" text:continue-list="list3094148634" text:style-name="L4">
        <text:list-item>
          <text:p text:style-name="P13">Conception</text:p>
          <text:p text:style-name="P45">(<text:span text:style-name="T10">consiste à proposer les solutions techniques aptes à répondre aux besoins préalablement identifiés pour l’installation du système </text:span>)</text:p>
        </text:list-item>
      </text:list>
      <text:list xml:id="list3100315412" text:style-name="L6">
        <text:list-item>
          <text:list>
            <text:list-item>
              <text:p text:style-name="P46">préconisations de fiabilité du système</text:p>
            </text:list-item>
            <text:list-item>
              <text:p text:style-name="P47">préconisations d’architecture du système</text:p>
            </text:list-item>
          </text:list>
        </text:list-item>
      </text:list>
      <text:list xml:id="list103959505962823" text:continue-list="list103961158898489" text:style-name="L4">
        <text:list-header>
          <text:p text:style-name="P16"/>
        </text:list-header>
        <text:list-item>
          <text:p text:style-name="P14">Réalisation de l’installation</text:p>
          <text:p text:style-name="P48">(<text:span text:style-name="T11">débute à la réception de la commande par l’installateur. Elle comporte la réalisation de l’installation, le contrôle et la mise en service, la formation, l’assistance des utilisateurs et la réception de l’installation</text:span>)</text:p>
        </text:list-item>
      </text:list>
      <text:list xml:id="list1803487885" text:style-name="L7">
        <text:list-item>
          <text:list>
            <text:list-item>
              <text:p text:style-name="P49">préconisation <text:span text:style-name="T12">pour la confidentialité des données</text:span></text:p>
            </text:list-item>
            <text:list-item>
              <text:p text:style-name="P50">préconisation pour la disponibilité du système et de ses données</text:p>
            </text:list-item>
            <text:list-item>
              <text:p text:style-name="P51">préconisation pour l’intégrité des données</text:p>
            </text:list-item>
            <text:list-item>
              <text:p text:style-name="P52">préconisation pour la traçabilité</text:p>
            </text:list-item>
          </text:list>
        </text:list-item>
      </text:list>
      <text:list xml:id="list103959922351454" text:continue-list="list103959505962823" text:style-name="L4">
        <text:list-header>
          <text:p text:style-name="P17"/>
        </text:list-header>
        <text:list-item>
          <text:p text:style-name="P15">Maintenance</text:p>
        </text:list-item>
      </text:list>
      <text:p text:style-name="P18"><draw:line text:anchor-type="paragraph" draw:z-index="3" draw:name="Shape3" draw:style-name="gr3" draw:text-style-name="P58" svg:x1="0.5126in" svg:y1="0.7106in" svg:x2="6.289in" svg:y2="0.7106in"><text:p/></draw:line><text:s/><text:tab/><text:span text:style-name="T13">(correspond à toute la prériode d’activité de l’installation. Elle a pour objet de maintenir en bon <text:tab/>état le système installé et de veiller à ce qu’elle rest adaptée aux besoins et aux risques , dans le <text:tab/><text:tab/>respect des exigences du référentiel )</text:span></text:p>
      <text:p text:style-name="P18"><text:span text:style-name="T13"><text:line-break/><text:tab/></text:span><text:span text:style-name="T7">exploitation du sy</text:span><text:span text:style-name="T8">s</text:span><text:span text:style-name="T7">tème de sécurité</text:span></text:p>
      <text:list xml:id="list2757270959" text:style-name="L8">
        <text:list-item>
          <text:list>
            <text:list-item>
              <text:p text:style-name="P21">définir une politique fiable pour les mots de passe</text:p>
            </text:list-item>
            <text:list-item>
              <text:p text:style-name="P21">maintenir à jour l’intégrité des équipements</text:p>
            </text:list-item>
            <text:list-item>
              <text:p text:style-name="P21">octroyer <text:span text:style-name="T14">aux utilisateurs les privilèges et les droits nécessaires à leur activité</text:span></text:p>
            </text:list-item>
            <text:list-item>
              <text:p text:style-name="P22">définir <text:span text:style-name="T15">une politique de sécurité pour le réseau</text:span></text:p>
            </text:list-item>
            <text:list-item>
              <text:p text:style-name="P23">superviser le réseau, journaliser et définir <text:span text:style-name="T16">une organisation de gestion d’incidents </text:span></text:p>
            </text:list-item>
            <text:list-item>
              <text:p text:style-name="P25">sensibiliser <text:span text:style-name="T17">les utilisateurs à la menace</text:span></text:p>
            </text:list-item>
          </text:list>
        </text:list-item>
      </text:list>
      <text:p text:style-name="P24"><draw:line text:anchor-type="paragraph" draw:z-index="4" draw:name="Shape3" draw:style-name="gr3" draw:text-style-name="P58" svg:x1="0.4748in" svg:y1="0.0783in" svg:x2="6.2512in" svg:y2="0.0783in"><text:p/></draw:line></text:p>
      <text:p text:style-name="P20"><text:tab/><text:span text:style-name="T8">maintenance du système de sécurité</text:span></text:p>
      <text:list xml:id="list1933766892" text:style-name="L9">
        <text:list-item>
          <text:list>
            <text:list-item>
              <text:p text:style-name="P26">maintenance préventive (entretien périodique)</text:p>
            </text:list-item>
            <text:list-item>
              <text:p text:style-name="P27">fréquence des visiteurs <text:span text:style-name="T18">de maintenance préventive</text:span></text:p>
            </text:list-item>
            <text:list-item>
              <text:p text:style-name="P28">nature des opérations d’entretien périodique </text:p>
            </text:list-item>
            <text:list-item>
              <text:p text:style-name="P29">suivi des visistes de maintenance</text:p>
            </text:list-item>
          </text:list>
        </text:list-item>
      </text:list>
      <text:p text:style-name="P20"/>
      <text:p text:style-name="P54"><text:soft-page-break/></text:p>
      <text:p text:style-name="P55">III. Tâches</text:p>
      <text:list xml:id="list3948564716" text:style-name="L10">
        <text:list-item>
          <text:p text:style-name="P31">les équipements informatiques, <text:span text:style-name="T19">leur fonction, les risques potentiellement encourus</text:span></text:p>
        </text:list-item>
        <text:list-item>
          <text:p text:style-name="P32">les accès réseaux, les équipements et les risques de malveillance <text:span text:style-name="T20">encourus</text:span></text:p>
        </text:list-item>
        <text:list-item>
          <text:p text:style-name="P33">le cloisonnement des réseaux et la maitrise des flux</text:p>
        </text:list-item>
        <text:list-item>
          <text:p text:style-name="P34">la sécurité des postes de travail</text:p>
        </text:list-item>
        <text:list-item>
          <text:p text:style-name="P35">la politique en matière <text:span text:style-name="T21">d’authentification des utilisateurs</text:span></text:p>
        </text:list-item>
        <text:list-item>
          <text:p text:style-name="P36">les précautions prises pour prévenir et détecter l’introduction de logiciels fraduleux (antivirus)</text:p>
        </text:list-item>
        <text:list-item>
          <text:p text:style-name="P37">les éventuels moyens de détection des tentatives d’intrusion</text:p>
        </text:list-item>
        <text:list-item>
          <text:p text:style-name="P38">la sécurisation des flux <text:span text:style-name="T22">internet et messagerie</text:span></text:p>
        </text:list-item>
        <text:list-item>
          <text:p text:style-name="P39">la politique <text:span text:style-name="T23">de sécurité du système ‘information, en particulier le plan de sauvegarde (moyens correctifs et préventifs mis en œuvre)</text:span></text:p>
        </text:list-item>
      </text:list>
      <text:p text:style-name="P30"/>
      <text:p text:style-name="P5">X. Annexes</text:p>
      <text:p text:style-name="P6">CNPP: Centre national de prévention et protection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2:03:44.435439113</meta:creation-date>
    <meta:generator>LibreOffice/6.1.5.2$Linux_X86_64 LibreOffice_project/10$Build-2</meta:generator>
    <dc:date>2019-05-15T10:39:55.308008181</dc:date>
    <meta:editing-duration>PT5H56M3S</meta:editing-duration>
    <meta:editing-cycles>176</meta:editing-cycles>
    <meta:document-statistic meta:table-count="0" meta:image-count="0" meta:object-count="0" meta:page-count="3" meta:paragraph-count="49" meta:word-count="438" meta:character-count="2848" meta:non-whitespace-character-count="2482"/>
  </office:meta>
</office:document-meta>
</file>